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g.1 Comparison of variables with more importance for predicting activities using a samsung smartphone. Both tree and random forest prediction models shows more importance for time domain variab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Ontañón</meta:initial-creator>
    <meta:creation-date>2013-03-10T23:32:19</meta:creation-date>
    <dc:date>2013-03-10T23:49:29</dc:date>
    <dc:creator>J. Ontañón</dc:creator>
    <meta:editing-duration>P0D</meta:editing-duration>
    <meta:editing-cycles>1</meta:editing-cycles>
    <meta:document-statistic meta:table-count="0" meta:image-count="0" meta:object-count="0" meta:page-count="1" meta:paragraph-count="1" meta:word-count="28" meta:character-count="199" meta:non-whitespace-character-count="172"/>
    <meta:generator>LibreOffice/3.5$Linux_x86 LibreOffice_project/350m1$Build-13</meta:generator>
  </office:meta>
</office:document-meta>
</file>